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style>
    <style:style style:name="pr1" style:family="presentation" style:parent-style-name="Default-subtitle">
      <style:graphic-properties draw:fill-color="#ffffff" draw:auto-grow-height="true" fo:min-height="17.936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draw:auto-grow-height="true" fo:min-height="3.507cm"/>
    </style:style>
    <style:style style:name="pr4" style:family="presentation" style:parent-style-name="Default-outline1">
      <style:graphic-properties draw:auto-grow-height="true" fo:min-height="13.86cm"/>
    </style:style>
    <style:style style:name="pr5" style:family="presentation" style:parent-style-name="Default-notes">
      <style:graphic-properties draw:fill-color="#ffffff" fo:min-height="13.114cm"/>
    </style:style>
    <style:style style:name="pr6" style:family="presentation" style:parent-style-name="Default-outline1">
      <style:graphic-properties fo:min-height="16.889cm"/>
    </style:style>
    <style:style style:name="pr7" style:family="presentation" style:parent-style-name="Default-title">
      <style:graphic-properties fo:min-height="3.256cm"/>
    </style:style>
    <style:style style:name="pr8" style:family="presentation" style:parent-style-name="Default-outline1">
      <style:graphic-properties fo:min-height="13.609cm"/>
    </style:style>
    <style:style style:name="pr9" style:family="presentation" style:parent-style-name="Default-subtitle">
      <style:graphic-properties draw:fill-color="#ffffff" fo:min-height="13.609cm"/>
    </style:style>
    <style:style style:name="P1" style:family="paragraph">
      <style:paragraph-properties style:text-autospace="none"/>
    </style:style>
    <style:style style:name="P2" style:family="paragraph">
      <style:text-properties fo:font-weight="bold" style:font-weight-asian="bold" style:font-weight-complex="bold"/>
    </style:style>
    <style:style style:name="P3" style:family="paragraph">
      <style:paragraph-properties fo:margin-left="0.953cm" fo:margin-right="0cm" fo:text-indent="-0.953cm" style:text-autospace="none"/>
    </style:style>
    <style:style style:name="P4" style:family="paragraph">
      <style:paragraph-properties style:text-autospace="none"/>
      <style:text-properties fo:font-size="44pt" style:font-size-asian="44pt" style:font-size-complex="44pt"/>
    </style:style>
    <style:style style:name="P5" style:family="paragraph">
      <style:paragraph-properties fo:margin-left="0.953cm" fo:margin-right="0cm" fo:text-indent="-0.953cm" style:text-autospace="none"/>
      <style:text-properties fo:font-size="44pt" style:font-size-asian="44pt" style:font-size-complex="44pt"/>
    </style:style>
    <style:style style:name="P6" style:family="paragraph">
      <style:text-properties fo:font-size="44pt" style:font-size-asian="44pt" style:font-size-complex="44pt"/>
    </style:style>
    <style:style style:name="T1" style:family="text">
      <style:text-properties fo:color="#000000" style:text-outline="false" style:text-line-through-style="none" fo:font-family="Arial" style:font-family-generic="swiss" fo:font-size="44pt" fo:language="en" fo:country="GB" fo:font-style="normal" fo:text-shadow="none" style:text-underline-style="none" fo:font-weight="bold" style:letter-kerning="true" style:font-family-asian="Arial" style:font-family-generic-asian="swiss" style:font-size-asian="44pt" style:language-asian="zxx" style:country-asian="none" style:font-style-asian="normal" style:font-weight-asian="bold" style:font-family-complex="Arial" style:font-family-generic-complex="swiss" style:font-size-complex="25pt" style:language-complex="zxx" style:country-complex="none" style:font-style-complex="normal" style:font-weight-complex="bold" style:text-emphasize="none" style:font-relief="none"/>
    </style:style>
    <style:style style:name="T2" style:family="text">
      <style:text-properties fo:color="#000000" style:text-outline="false" style:text-line-through-style="none" fo:font-family="Arial" style:font-family-generic="swiss" fo:font-size="66pt" fo:language="en" fo:country="GB" fo:font-style="normal" fo:text-shadow="none" style:text-underline-style="none" fo:font-weight="bold" style:letter-kerning="true" style:font-family-asian="Arial" style:font-family-generic-asian="swiss" style:font-size-asian="66pt" style:language-asian="zxx" style:country-asian="none" style:font-style-asian="normal" style:font-weight-asian="bold" style:font-family-complex="Arial" style:font-family-generic-complex="swiss" style:font-size-complex="66pt" style:language-complex="zxx" style:country-complex="none" style:font-style-complex="normal" style:font-weight-complex="bold" style:text-emphasize="none" style:font-relief="none"/>
    </style:style>
    <style:style style:name="T3" style:family="text">
      <style:text-properties fo:color="#000000" style:text-outline="false" style:text-line-through-style="none" fo:font-family="Arial" style:font-family-generic="swiss" fo:font-size="24pt" fo:language="en" fo:country="GB" fo:font-style="normal" fo:text-shadow="none" style:text-underline-style="none" fo:font-weight="bold" style:letter-kerning="true" style:font-family-asian="Arial" style:font-family-generic-asian="swiss" style:font-size-asian="24pt" style:language-asian="zxx" style:country-asian="none" style:font-style-asian="normal" style:font-weight-asian="bold" style:font-family-complex="Arial" style:font-family-generic-complex="swiss" style:font-size-complex="24pt" style:language-complex="zxx" style:country-complex="none" style:font-style-complex="normal" style:font-weight-complex="bold" style:text-emphasize="none" style:font-relief="none"/>
    </style:style>
    <style:style style:name="T4" style:family="text">
      <style:text-properties fo:color="#000000" style:text-outline="false" style:text-line-through-style="none" fo:font-family="Arial" style:font-family-generic="swiss" fo:font-size="44pt" fo:language="en" fo:country="GB" fo:font-style="normal" fo:text-shadow="none" style:text-underline-style="none" fo:font-weight="normal" style:letter-kerning="true" style:font-family-asian="Arial" style:font-family-generic-asian="swiss" style:font-size-asian="44pt" style:language-asian="zxx" style:country-asian="none" style:font-style-asian="normal" style:font-weight-asian="normal" style:font-family-complex="Arial" style:font-family-generic-complex="swiss" style:font-size-complex="25pt" style:language-complex="zxx" style:country-complex="none" style:font-style-complex="normal" style:font-weight-complex="normal" style:text-emphasize="none" style:font-relief="none"/>
    </style:style>
    <style:style style:name="T5" style:family="text">
      <style:text-properties fo:color="#000000" fo:font-family="Arial" style:font-family-generic="swiss" fo:font-size="32pt" fo:language="en" fo:country="GB" style:font-family-asian="Arial" style:font-family-generic-asian="swiss" style:font-size-asian="32pt" style:font-family-complex="Arial" style:font-family-generic-complex="swiss" style:font-size-complex="18.2000007629395pt"/>
    </style:style>
    <style:style style:name="T6" style:family="text">
      <style:text-properties fo:color="#000000" style:text-outline="false" style:text-line-through-style="none" fo:font-family="Arial" style:font-family-generic="swiss" fo:font-size="44pt" fo:language="en" fo:country="GB" fo:font-style="normal" fo:text-shadow="none" style:text-underline-style="none" fo:font-weight="normal" style:letter-kerning="true" style:font-family-asian="Arial" style:font-family-generic-asian="swiss" style:font-size-asian="44pt" style:language-asian="zxx" style:country-asian="none" style:font-style-asian="normal" style:font-weight-asian="normal" style:font-family-complex="Arial" style:font-family-generic-complex="swiss" style:font-size-complex="44pt" style:language-complex="zxx" style:country-complex="none" style:font-style-complex="normal" style:font-weight-complex="normal" style:text-emphasize="none" style:font-relief="none"/>
    </style:style>
    <style:style style:name="T7" style:family="text">
      <style:text-properties fo:font-size="24pt" style:font-size-asian="24pt" style:font-size-complex="24pt"/>
    </style:style>
    <style:style style:name="T8" style:family="text">
      <style:text-properties fo:font-size="28pt" style:font-size-asian="28pt" style:font-size-complex="28pt"/>
    </style:style>
    <style:style style:name="T9" style:family="text">
      <style:text-properties fo:color="#000000" fo:font-family="Arial" style:font-family-generic="swiss" fo:font-size="44pt" fo:language="en" fo:country="GB" style:font-family-asian="Arial" style:font-family-generic-asian="swiss" style:font-size-asian="44pt" style:font-family-complex="Arial" style:font-family-generic-complex="swiss" style:font-size-complex="44pt"/>
    </style:style>
    <style:style style:name="T10" style:family="text">
      <style:text-properties fo:font-size="44pt" fo:font-weight="bold" style:font-size-asian="44pt" style:font-weight-asian="bold" style:font-size-complex="44pt" style:font-weight-complex="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2" draw:layer="layout" svg:width="25.199cm" svg:height="17.936cm" svg:x="1.4cm" svg:y="0.837cm" presentation:class="subtitle" presentation:user-transformed="true">
          <draw:text-box>
            <text:p text:style-name="P1"><text:span text:style-name="T1"/></text:p>
            <text:p text:style-name="P1"><text:span text:style-name="T1">A short introduction to</text:span></text:p>
            <text:p text:style-name="P1"><text:span text:style-name="T1"/></text:p>
            <text:p text:style-name="P1"><text:span text:style-name="T2">Allmon</text:span></text:p>
            <text:p text:style-name="P1"><text:span text:style-name="T1"/></text:p>
            <text:p text:style-name="P1"><text:span text:style-name="T1">a generic performance and availability monitoring system</text:span></text:p>
            <text:p text:style-name="P1"><text:span text:style-name="T1"/></text:p>
            <text:p text:style-name="P1"><text:span text:style-name="T1"/></text:p>
            <text:p text:style-name="P1"><text:span text:style-name="T3">Tomasz Sikora – London 2009</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1" draw:layer="layout" svg:width="25.199cm" svg:height="3.507cm" svg:x="1.4cm" svg:y="0.837cm" presentation:class="title">
          <draw:text-box>
            <text:p text:style-name="P1"><text:span text:style-name="T4">List of topics</text:span></text:p>
          </draw:text-box>
        </draw:frame>
        <draw:frame presentation:style-name="pr4" draw:text-style-name="P3" draw:layer="layout" svg:width="25.199cm" svg:height="13.86cm" svg:x="1.4cm" svg:y="4.914cm" presentation:class="outline">
          <draw:text-box>
            <text:list text:style-name="L2">
              <text:list-item>
                <text:p text:style-name="P3"><text:span text:style-name="T5">Source of performance problems</text:span></text:p>
              </text:list-item>
              <text:list-item>
                <text:p text:style-name="P3"><text:span text:style-name="T5">Continuous monitoring and metrics acquisition</text:span></text:p>
              </text:list-item>
              <text:list-item>
                <text:p text:style-name="P3"><text:span text:style-name="T5">Allmon architecture (distributed system)</text:span></text:p>
              </text:list-item>
              <text:list-item>
                <text:p text:style-name="P3"><text:span text:style-name="T5">Deployment</text:span></text:p>
              </text:list-item>
              <text:list-item>
                <text:p text:style-name="P3"><text:span text:style-name="T5">Configuration</text:span></text:p>
              </text:list-item>
              <text:list-item>
                <text:p text:style-name="P3"><text:span text:style-name="T5">Analysis</text:span></text:p>
              </text:list-item>
              <text:list-item>
                <text:p text:style-name="P3"><text:span text:style-name="T5">Questions</text:span></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Default" presentation:presentation-page-layout-name="AL2T1">
        <draw:frame presentation:style-name="pr3" draw:text-style-name="P4" draw:layer="layout" svg:width="25.199cm" svg:height="3.507cm" svg:x="1.4cm" svg:y="0.837cm" presentation:class="title">
          <draw:text-box>
            <text:p text:style-name="P1"><text:span text:style-name="T6">Source of performance problems</text:span></text:p>
          </draw:text-box>
        </draw:frame>
        <draw:frame presentation:style-name="pr4" draw:layer="layout" svg:width="25.6cm" svg:height="15.378cm" svg:x="1.4cm" svg:y="4.914cm" presentation:class="outline" presentation:user-transformed="true">
          <draw:text-box>
            <text:list text:style-name="L2">
              <text:list-item>
                <text:p>Lack of understanding (knowledge)</text:p>
                <text:list>
                  <text:list-item>
                    <text:p>Not well defined requirements <text:span text:style-name="T7">(functional/non-functional)</text:span></text:p>
                  </text:list-item>
                  <text:list-item>
                    <text:p>Not experienced developers</text:p>
                  </text:list-item>
                  <text:list-item>
                    <text:p>Not well trained users</text:p>
                  </text:list-item>
                </text:list>
              </text:list-item>
              <text:list-item>
                <text:p>Lack of visibility</text:p>
                <text:list>
                  <text:list-item>
                    <text:p>Developers have to understand operational aspects</text:p>
                  </text:list-item>
                  <text:list-item>
                    <text:p><text:span text:style-name="T8">Multi-layer system monitoring is essential</text:span></text:p>
                  </text:list-item>
                </text:list>
              </text:list-item>
              <text:list-item>
                <text:p>Not enought testing</text:p>
                <text:list>
                  <text:list-item>
                    <text:p>Load tests (integration, regression), Soak tests</text:p>
                  </text:list-item>
                  <text:list-item>
                    <text:p>Monitoring for "before-after" load test comparison </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Default" presentation:presentation-page-layout-name="AL3T10">
        <draw:frame presentation:style-name="pr3" draw:text-style-name="P3" draw:layer="layout" svg:width="25.199cm" svg:height="3.507cm" svg:x="1.4cm" svg:y="0.837cm" presentation:class="title">
          <draw:text-box>
            <text:list text:style-name="L1">
              <text:list-header>
                <text:p text:style-name="P3"><text:span text:style-name="T9">Continuous monitoring </text:span><text:span text:style-name="T9"><text:line-break/></text:span><text:span text:style-name="T9">and metrics acquisition</text:span></text:p>
              </text:list-header>
            </text:list>
          </draw:text-box>
        </draw:frame>
        <draw:frame presentation:style-name="pr4" draw:layer="layout" svg:width="15.5cm" svg:height="15.551cm" svg:x="0.5cm" svg:y="4.914cm" presentation:class="outline" presentation:user-transformed="true">
          <draw:text-box>
            <text:list text:style-name="L2">
              <text:list-item>
                <text:p>Monitoring multi-layer enterprice systems</text:p>
                <text:list>
                  <text:list-item>
                    <text:p>Main layers: Application, Services, Phisical</text:p>
                  </text:list-item>
                </text:list>
              </text:list-item>
              <text:list-item>
                <text:p>Distributed system</text:p>
                <text:list>
                  <text:list-item>
                    <text:p>Messaging: isolation, non-intrusive, reliable</text:p>
                  </text:list-item>
                </text:list>
              </text:list-item>
              <text:list-item>
                <text:p>What to monitor, what to analyse?</text:p>
              </text:list-item>
              <text:list-item>
                <text:p>Collected data can be used for correlation analysis</text:p>
              </text:list-item>
            </text:list>
          </draw:text-box>
        </draw:frame>
        <draw:frame draw:name="Object 3" draw:style-name="gr2" draw:layer="layout" svg:width="13.107cm" svg:height="14.086cm" svg:x="14.5cm" svg:y="4.914cm" presentation:class="object" presentation:user-transformed="true">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Default" presentation:presentation-page-layout-name="AL4T11">
        <draw:frame presentation:style-name="pr3" draw:text-style-name="P5" draw:layer="layout" svg:width="25.199cm" svg:height="3.507cm" svg:x="1.4cm" svg:y="0.837cm" presentation:class="title">
          <draw:text-box>
            <text:list text:style-name="L1">
              <text:list-header>
                <text:p text:style-name="P3"><text:span text:style-name="T9">Allmon architecture</text:span></text:p>
              </text:list-header>
            </text:list>
          </draw:text-box>
        </draw:frame>
        <draw:frame draw:name="Object 1" draw:style-name="gr2" draw:layer="layout" svg:width="26.614cm" svg:height="15.953cm" svg:x="0cm" svg:y="4cm" presentation:class="object"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3" draw:layer="layout" svg:width="25.199cm" svg:height="3.507cm" svg:x="1.4cm" svg:y="0.837cm" presentation:class="title">
          <draw:text-box>
            <text:list text:style-name="L1">
              <text:list-header>
                <text:p text:style-name="P3"><text:span text:style-name="T9">Allmon architecture</text:span></text:p>
              </text:list-header>
            </text:list>
          </draw:text-box>
        </draw:frame>
        <draw:frame presentation:style-name="pr6" draw:layer="layout" svg:width="26.1cm" svg:height="16.889cm" svg:x="1.4cm" svg:y="4.5cm" presentation:class="outline" presentation:user-transformed="true">
          <draw:text-box>
            <text:list text:style-name="L2">
              <text:list-item>
                <text:p>Collector (distributed client-side)</text:p>
                <text:list>
                  <text:list-item>
                    <text:p>Agents (Passive/Active agents collecting metrics)</text:p>
                  </text:list-item>
                  <text:list-item>
                    <text:p>Aggregator (common pre-aggregating and sending data mechanism)</text:p>
                  </text:list-item>
                </text:list>
              </text:list-item>
              <text:list-item>
                <text:p>Loader (centralized server-side)</text:p>
                <text:list>
                  <text:list-item>
                    <text:p>Miner (transforming data to allmetrics, aggregating)</text:p>
                  </text:list-item>
                  <text:list-item>
                    <text:p>Viewer (presentation, multidimensional analysis)</text:p>
                  </text:list-item>
                </text:list>
              </text:list-item>
              <text:list-item>
                <text:p>Data storage</text:p>
                <text:list>
                  <text:list-item>
                    <text:p>Raw data storage (staging tier)</text:p>
                  </text:list-item>
                  <text:list-item>
                    <text:p>Allmetric schema (generic 3NF structure)</text:p>
                  </text:list-item>
                  <text:list-item>
                    <text:p>Aggregates, pre-calculated structures (access tier)</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Default" presentation:presentation-page-layout-name="AL4T11">
        <draw:frame presentation:style-name="pr3" draw:text-style-name="P5" draw:layer="layout" svg:width="25.199cm" svg:height="3.507cm" svg:x="1.4cm" svg:y="0.837cm" presentation:class="title">
          <draw:text-box>
            <text:list text:style-name="L1">
              <text:list-header>
                <text:p text:style-name="P3"><text:span text:style-name="T9">Deployment</text:span></text:p>
              </text:list-header>
            </text:list>
          </draw:text-box>
        </draw:frame>
        <draw:frame draw:name="Object 2" draw:style-name="gr2" draw:layer="layout" svg:width="26.614cm" svg:height="16.5cm" svg:x="0cm" svg:y="4cm" presentation:class="object" presentation:user-transformed="true">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Default" presentation:presentation-page-layout-name="AL2T1">
        <draw:frame presentation:style-name="pr7" draw:text-style-name="P6" draw:layer="layout" svg:width="25.199cm" svg:height="3.256cm" svg:x="1.4cm" svg:y="0.962cm" presentation:class="title">
          <draw:text-box>
            <text:list text:style-name="L1">
              <text:list-header>
                <text:p text:style-name="P3"><text:span text:style-name="T9">Configuration</text:span></text:p>
              </text:list-header>
            </text:list>
          </draw:text-box>
        </draw:frame>
        <draw:frame presentation:style-name="pr8" draw:layer="layout" svg:width="25.199cm" svg:height="13.609cm" svg:x="1.4cm" svg:y="4.914cm" presentation:class="outline" presentation:user-transformed="true">
          <draw:text-box>
            <text:list text:style-name="L2">
              <text:list-item>
                <text:p>Client-side</text:p>
                <text:list>
                  <text:list-item>
                    <text:p>Agents configuration </text:p>
                    <text:list>
                      <text:list-item>
                        <text:p>inedpendent configuration for different types of agents</text:p>
                      </text:list-item>
                    </text:list>
                  </text:list-item>
                  <text:list-item>
                    <text:p>Active agents scheduling</text:p>
                  </text:list-item>
                </text:list>
              </text:list-item>
              <text:list-item>
                <text:p>Server-side</text:p>
                <text:list>
                  <text:list-item>
                    <text:p>Database conectivity</text:p>
                  </text:list-item>
                  <text:list-item>
                    <text:p>Loading process scheduling</text:p>
                  </text:list-item>
                  <text:list-item>
                    <text:p>Aggregate processes parametrisation</text:p>
                  </text:list-item>
                  <text:list-item>
                    <text:p>Visualization set-up</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Default" presentation:presentation-page-layout-name="AL2T1">
        <draw:frame presentation:style-name="pr3" draw:text-style-name="P6" draw:layer="layout" svg:width="25.199cm" svg:height="3.507cm" svg:x="1.4cm" svg:y="0.837cm" presentation:class="title" presentation:placeholder="true" presentation:user-transformed="true">
          <draw:text-box/>
        </draw:frame>
        <draw:frame presentation:style-name="pr4" draw:layer="layout" svg:width="25.199cm" svg:height="13.86cm" svg:x="1.4cm" svg:y="4.914cm" presentation:class="outline">
          <draw:text-box>
            <text:list text:style-name="L2">
              <text:list-item>
                <text:p>Basis for finding performance problems <text:s/></text:p>
                <text:list>
                  <text:list-item>
                    <text:p>Study case 1:</text:p>
                    <text:list>
                      <text:list-item>
                        <text:p>Growing JVM allocation in comparison between several releases and users activity</text:p>
                        <text:list>
                          <text:list-item>
                            <text:p>Input: JVM mem, GC, application actions</text:p>
                          </text:list-item>
                          <text:list-item>
                            <text:p>Output: differences in users activity, differences in application behaviour </text:p>
                          </text:list-item>
                        </text:list>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page10" draw:style-name="dp1" draw:master-page-name="Default" presentation:presentation-page-layout-name="AL5T0">
        <draw:frame presentation:style-name="pr3" draw:layer="layout" svg:width="25.199cm" svg:height="3.507cm" svg:x="1.4cm" svg:y="0.837cm" presentation:class="title">
          <draw:text-box>
            <text:p>Questions</text:p>
          </draw:text-box>
        </draw:frame>
        <draw:frame presentation:style-name="pr9" draw:layer="layout" svg:width="25.199cm" svg:height="13.609cm" svg:x="1.4cm" svg:y="5.039cm" presentation:class="subtitle">
          <draw:text-box>
            <text:p>???</text:p>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1" draw:master-page-name="Default" presentation:presentation-page-layout-name="AL1T32">
        <draw:frame presentation:style-name="pr1" draw:layer="layout" svg:width="25.199cm" svg:height="17.936cm" svg:x="1.4cm" svg:y="0.837cm" presentation:class="subtitle" presentation:user-transformed="true">
          <draw:text-box>
            <text:p><text:span text:style-name="T10">Allmon</text:span></text:p>
            <text:p><text:span text:style-name="T11">2009</text:span></text:p>
            <text:p><text:span text:style-name="T11"/></text:p>
            <text:p><text:span text:style-name="T12">Allmon project page:</text:span></text:p>
            <text:p><text:a xlink:href="http://code.google.com/p/allmon/">http://code.google.com/p/allmon/</text:a></text:p>
            <text:p/>
            <text:p>Allmon user group:</text:p>
            <text:p><text:a xlink:href="http://groups.google.com/group/allmon">http://groups.google.com/group/allmon</text:a></text:p>
            <text:p/>
            <text:p>Code license: Apache License 2.0: <text:a xlink:href="http://www.apache.org/licenses/LICENSE-2.0">http://www.apache.org/licenses/LICENSE-2.0</text:a></text:p>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style:presentation-page-layout style:name="AL5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4-16T11:32:32.86</meta:creation-date>
    <meta:editing-duration>PT02H04M22S</meta:editing-duration>
    <meta:editing-cycles>37</meta:editing-cycles>
    <meta:generator>OpenOffice.org/3.1$Win32 OpenOffice.org_project/310m19$Build-9420</meta:generator>
    <dc:date>2009-11-24T00:15:08.37</dc:date>
    <dc:creator>Tomasz Sikora</dc:creator>
    <meta:document-statistic meta:object-count="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gr2" style:family="graphic" style:parent-style-name="standard">
      <style:graphic-properties svg:stroke-width="0.05cm" draw:marker-start="" draw:marker-start-width="0.275cm" draw:marker-end="Groty_20_strzałek_20_3" draw:marker-end-width="0.275cm" draw:textarea-vertical-align="middle" draw:auto-grow-height="false" fo:min-height="0.749cm" fo:min-width="0.499cm" fo:padding-top="0.055cm" fo:padding-bottom="0.15cm" fo:padding-left="0.275cm" fo:padding-right="0.275cm"/>
    </style:style>
    <style:style style:name="gr3" style:family="graphic" style:parent-style-name="standard">
      <style:graphic-properties svg:stroke-width="0.05cm" draw:marker-start="" draw:marker-start-width="0.275cm" draw:marker-end="Groty_20_strzałek_20_3" draw:marker-end-width="0.275cm" draw:fill="solid" draw:fill-color="#99ccff" draw:textarea-horizontal-align="justify" draw:textarea-vertical-align="middle" draw:auto-grow-height="false" fo:min-height="0cm" fo:min-width="0cm" fo:padding-top="0.055cm" fo:padding-bottom="0.15cm" fo:padding-left="0.275cm" fo:padding-right="0.275cm"/>
    </style:style>
    <style:style style:name="gr4" style:family="graphic" style:parent-style-name="standard">
      <style:graphic-properties svg:stroke-width="0.05cm" draw:marker-start="" draw:marker-start-width="0.275cm" draw:marker-end="Groty_20_strzałek_20_3" draw:marker-end-width="0.275cm" draw:fill="solid" draw:textarea-horizontal-align="justify" draw:textarea-vertical-align="top" draw:auto-grow-height="false" fo:min-height="0cm" fo:min-width="0cm" fo:padding-top="0.055cm" fo:padding-bottom="0.15cm" fo:padding-left="0.275cm" fo:padding-right="0.275cm"/>
    </style:style>
    <style:style style:name="gr5" style:family="graphic" style:parent-style-name="standard">
      <style:graphic-properties svg:stroke-width="0.05cm" draw:marker-start="" draw:marker-start-width="0.275cm" draw:marker-end="Groty_20_strzałek_20_3" draw:marker-end-width="0.375cm" draw:textarea-horizontal-align="center" fo:padding-top="0.055cm" fo:padding-bottom="0.15cm" fo:padding-left="0.275cm" fo:padding-right="0.275cm"/>
    </style:style>
    <style:style style:name="gr6" style:family="graphic" style:parent-style-name="standard">
      <style:graphic-properties draw:stroke="dash" draw:stroke-dash="Fine_20_Dashed" svg:stroke-width="0.1cm" draw:marker-start="" draw:marker-start-width="0.35cm" draw:marker-end="Groty_20_strzałek_20_3" draw:marker-end-width="0.45cm" draw:textarea-horizontal-align="center" fo:padding-top="0.08cm" fo:padding-bottom="0.175cm" fo:padding-left="0.3cm" fo:padding-right="0.3cm"/>
    </style:style>
    <style:style style:name="gr7" style:family="graphic" style:parent-style-name="standard">
      <style:graphic-properties svg:stroke-width="0.05cm" draw:marker-start="" draw:marker-start-width="0.275cm" draw:marker-end="Groty_20_strzałek_20_3" draw:marker-end-width="0.275cm" draw:fill="solid" draw:textarea-horizontal-align="justify" draw:textarea-vertical-align="middle" draw:auto-grow-height="false" fo:padding-top="0.055cm" fo:padding-bottom="0.15cm" fo:padding-left="0.275cm" fo:padding-right="0.275cm"/>
    </style:style>
    <style:style style:name="gr8" style:family="graphic" style:parent-style-name="standard">
      <style:graphic-properties svg:stroke-width="0.05cm" draw:marker-start="" draw:marker-start-width="0.275cm" draw:marker-end="Groty_20_strzałek_20_3" draw:marker-end-width="0.275cm" draw:textarea-horizontal-align="justify" draw:textarea-vertical-align="middle" draw:auto-grow-height="false" fo:padding-top="0.055cm" fo:padding-bottom="0.15cm" fo:padding-left="0.275cm" fo:padding-right="0.275cm"/>
    </style:style>
    <style:style style:name="gr9"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padding-top="0.055cm" fo:padding-bottom="0.15cm" fo:padding-left="0.275cm" fo:padding-right="0.275cm"/>
    </style:style>
    <style:style style:name="gr10"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graphic-properties svg:stroke-width="0.05cm" draw:marker-start="" draw:marker-start-width="0.275cm" draw:marker-end="Groty_20_strzałek_20_3" draw:marker-end-width="0.275cm" draw:fill="solid" draw:fill-color="#ffffff" draw:textarea-horizontal-align="center" fo:padding-top="0.055cm" fo:padding-bottom="0.15cm" fo:padding-left="0.275cm" fo:padding-right="0.275cm"/>
    </style:style>
    <style:style style:name="gr14" style:family="graphic" style:parent-style-name="standard">
      <style:graphic-properties svg:stroke-width="0.05cm" draw:marker-start="" draw:marker-start-width="0.375cm" draw:marker-end="Groty_20_strzałek_20_3" draw:marker-end-width="0.375cm" draw:textarea-horizontal-align="center" fo:padding-top="0.055cm" fo:padding-bottom="0.15cm" fo:padding-left="0.275cm" fo:padding-right="0.275cm"/>
    </style:style>
    <style:style style:name="gr15" style:family="graphic" style:parent-style-name="standard">
      <style:graphic-properties draw:stroke="dash" draw:stroke-dash="Fine_20_Dashed_20__28_var_29_" svg:stroke-width="0.05cm" draw:marker-start-width="0.275cm" draw:marker-end="Groty_20_strzałek_20_3" draw:marker-end-width="0.375cm" draw:textarea-horizontal-align="center" draw:textarea-vertical-align="middle" fo:padding-top="0.15cm" fo:padding-bottom="0.15cm" fo:padding-left="0.275cm" fo:padding-right="0.275cm"/>
    </style:style>
    <style:style style:name="gr16" style:family="graphic" style:parent-style-name="standard">
      <style:graphic-properties svg:stroke-width="0.05cm" draw:marker-start-width="0.275cm" draw:marker-end-width="0.275cm" draw:textarea-horizontal-align="justify" draw:textarea-vertical-align="middle" draw:auto-grow-height="false" fo:padding-top="0.15cm" fo:padding-bottom="0.15cm" fo:padding-left="0.275cm" fo:padding-right="0.275cm"/>
    </style:style>
    <style:style style:name="gr17" style:family="graphic" style:parent-style-name="standard">
      <style:graphic-properties draw:stroke="dash" draw:stroke-dash="Dashed_20__28_var_29_" svg:stroke-width="0.05cm" draw:marker-start="" draw:marker-end="" draw:textarea-horizontal-align="center" draw:textarea-vertical-align="middle" fo:padding-top="0.15cm" fo:padding-bottom="0.15cm" fo:padding-left="0.275cm" fo:padding-right="0.275cm"/>
    </style:style>
    <style:style style:name="gr18" style:family="graphic" style:parent-style-name="standard">
      <style:graphic-properties draw:stroke="dash" draw:stroke-dash="_32__20_Dots_20_1_20_Dash" svg:stroke-width="0.05cm" draw:marker-start-width="0.075cm" draw:marker-end="Groty_20_strzałek_20_3" draw:marker-end-width="0.375cm" draw:textarea-horizontal-align="center" draw:textarea-vertical-align="middle" fo:padding-top="0.15cm" fo:padding-bottom="0.15cm" fo:padding-left="0.275cm" fo:padding-right="0.275cm"/>
    </style:style>
    <style:style style:name="gr19" style:family="graphic" style:parent-style-name="standard">
      <style:graphic-properties draw:stroke="none" svg:stroke-width="0.2cm" svg:stroke-color="#000000" draw:fill="none" draw:fill-color="#ffffff" draw:textarea-horizontal-align="left" draw:auto-grow-height="true" draw:auto-grow-width="true" fo:min-height="0cm" fo:min-width="0cm" fo:padding-top="0.225cm" fo:padding-bottom="0.225cm" fo:padding-left="0.35cm" fo:padding-right="0.35cm"/>
    </style:style>
    <style:style style:name="gr20" style:family="graphic" style:parent-style-name="standard">
      <style:graphic-properties draw:stroke="solid" svg:stroke-width="0cm" draw:marker-start-width="0cm" draw:marker-end-width="0cm" draw:fill="none" draw:textarea-horizontal-align="justify" draw:textarea-vertical-align="middle" draw:auto-grow-height="false" fo:min-height="0cm" fo:min-width="0cm" fo:padding-top="0.125cm" fo:padding-bottom="0.125cm" fo:padding-left="0.25cm" fo:padding-right="0.25cm" fo:wrap-option="no-wrap"/>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5pt" style:font-size-asian="18pt" style:font-size-complex="18pt"/>
    </style:style>
    <style:style style:name="P3" style:family="paragraph">
      <style:paragraph-properties fo:margin-left="0cm" fo:margin-right="0cm" fo:text-align="center" fo:text-indent="0cm"/>
      <style:text-properties fo:font-size="10.5pt" fo:font-weight="bold" style:font-size-asian="18pt" style:font-weight-asian="bold" style:font-size-complex="18pt" style:font-weight-complex="bold"/>
    </style:style>
    <style:style style:name="P4" style:family="paragraph">
      <style:paragraph-properties fo:text-align="center"/>
    </style:style>
    <style:style style:name="P5" style:family="paragraph">
      <style:paragraph-properties fo:text-align="center"/>
      <style:text-properties fo:font-size="10.5pt" style:font-size-asian="18pt" style:font-size-complex="18pt"/>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8" style:family="paragraph">
      <style:paragraph-properties fo:text-align="start"/>
    </style:style>
    <style:style style:name="P9" style:family="paragraph">
      <style:paragraph-properties fo:text-align="start"/>
      <style:text-properties fo:font-size="10.5pt" style:font-size-asian="18pt" style:font-size-complex="18pt"/>
    </style:style>
    <style:style style:name="P10" style:family="paragraph">
      <style:paragraph-properties fo:text-align="center"/>
      <style:text-properties fo:font-size="10.5pt" fo:font-weight="bold" style:font-size-asian="10.5pt" style:font-weight-asian="bold" style:font-size-complex="10.5pt" style:font-weight-complex="bold"/>
    </style:style>
    <style:style style:name="P11" style:family="paragraph">
      <style:text-properties fo:font-size="8pt" fo:font-weight="bold" style:font-size-asian="8pt" style:font-weight-asian="bold" style:font-size-complex="8pt" style:font-weight-complex="bold"/>
    </style:style>
    <style:style style:name="P12" style:family="paragraph">
      <style:paragraph-properties fo:text-align="center"/>
      <style:text-properties fo:font-size="9pt" style:font-size-asian="9pt" style:font-size-complex="9pt"/>
    </style:style>
    <style:style style:name="T1" style:family="text">
      <style:text-properties fo:font-size="10.5pt" fo:font-weight="bold" style:font-size-asian="18pt" style:font-weight-asian="bold" style:font-size-complex="18pt" style:font-weight-complex="bold"/>
    </style:style>
    <style:style style:name="T2" style:family="text">
      <style:text-properties fo:font-size="10.5pt" style:font-size-asian="18pt" style:font-size-complex="18pt"/>
    </style:style>
    <style:style style:name="T3" style:family="text">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4" style:family="text">
      <style:text-properties fo:font-size="10.5pt" fo:font-weight="bold" style:font-size-asian="10.5pt" style:font-weight-asian="bold" style:font-size-complex="10.5pt" style:font-weight-complex="bold"/>
    </style:style>
    <style:style style:name="T5" style:family="text">
      <style:text-properties fo:font-size="8pt" fo:font-weight="bold" style:font-size-asian="8pt" style:font-weight-asian="bold" style:font-size-complex="8pt" style:font-weight-complex="bold"/>
    </style:style>
    <style:style style:name="T6" style:family="text">
      <style:text-properties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2" draw:layer="layout" svg:width="4.3cm" svg:height="4.531cm" svg:x="12.201cm" svg:y="1cm">
          <text:p text:style-name="P1"><text:span text:style-name="T1">Loader</text:span></text:p>
          <text:p text:style-name="P1"><text:span text:style-name="T2">(allmon-ser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4.282cm" svg:height="4.455cm" svg:x="12.219cm" svg:y="8.048cm">
          <text:p text:style-name="P1"><text:span text:style-name="T1">Min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5" draw:id="id3" draw:layer="layout" svg:width="3.511cm" svg:height="1.889cm" draw:transform="rotate (1.58214096693256) translate (7.012cm 5.221cm)">
          <text:p text:style-name="P4"><text:span text:style-name="T2">Network</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 draw:text-style-name="P3" draw:layer="layout" svg:width="4.296cm" svg:height="4.548cm" svg:x="7.719cm" svg:y="8cm">
          <text:p text:style-name="P1"><text:span text:style-name="T1">View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id="id9" draw:layer="layout" svg:width="3.5cm" svg:height="1.769cm" svg:x="8.219cm" svg:y="10.279cm">
          <text:p text:style-name="P1"><text:span text:style-name="T2">Mondrian</text:span></text:p>
          <text:p text:style-name="P1"><text:span text:style-name="T2">allmetric views </text:span></text:p>
          <text:p text:style-name="P1"><text:span text:style-name="T2">schema</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2" draw:id="id10" draw:layer="layout" svg:width="2.271cm" svg:height="1.009cm" svg:x="8.819cm" svg:y="8.748cm">
          <text:p text:style-name="P1"><text:span text:style-name="T2">Jpivo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4.303cm" svg:height="4.56cm" svg:x="2.098cm" svg:y="1cm">
          <text:p text:style-name="P1"><text:span text:style-name="T1">Collector</text:span></text:p>
          <text:p text:style-name="P1"><text:span text:style-name="T2">(allmon-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id="id2" draw:layer="layout" svg:width="1.773cm" svg:height="1.264cm" svg:x="4.228cm" svg:y="3.736cm">
          <text:p text:style-name="P1"><text:span text:style-name="T2">Aggregato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id="id1" draw:layer="layout" svg:width="1.773cm" svg:height="1.264cm" svg:x="2.501cm" svg:y="2.236cm">
          <text:p text:style-name="P1"><text:span text:style-name="T2">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svg:x1="4.274cm" svg:y1="2.868cm" svg:x2="5.114cm" svg:y2="3.736cm" draw:start-shape="id1" draw:start-glue-point="1" draw:end-shape="id2" svg:d="m4274 2868h840v868">
          <text:p/>
        </draw:connector>
        <draw:connector draw:style-name="gr5" draw:text-style-name="P5" draw:layer="layout" svg:x1="6.001cm" svg:y1="4.368cm" svg:x2="6.972cm" svg:y2="3.455cm" draw:start-shape="id2" draw:start-glue-point="1" draw:end-shape="id3" draw:end-glue-point="3" svg:d="m6001 4368h500v-913h471">
          <text:p/>
        </draw:connector>
        <draw:custom-shape draw:style-name="gr1" draw:text-style-name="P2" draw:id="id4" draw:layer="layout" svg:width="1.773cm" svg:height="1.264cm" svg:x="12.501cm" svg:y="2.236cm">
          <text:p text:style-name="P1"><text:span text:style-name="T2">Recei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7" draw:layer="layout" svg:width="1.774cm" svg:height="1.264cm" svg:x="14.227cm" svg:y="4cm">
          <text:p text:style-name="P1"><text:span text:style-name="T2">Load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svg:x1="8.901cm" svg:y1="3.455cm" svg:x2="12.501cm" svg:y2="2.868cm" draw:start-shape="id3" draw:start-glue-point="1" draw:end-shape="id4" draw:end-glue-point="3" svg:d="m8901 3455h1790v-587h1810">
          <text:p/>
        </draw:connector>
        <draw:connector draw:style-name="gr6" draw:text-style-name="P5" draw:layer="layout" svg:x1="3.402cm" svg:y1="8.541cm" svg:x2="3.387cm" svg:y2="3.5cm" draw:start-shape="id5" draw:start-glue-point="0" draw:end-shape="id1" draw:end-glue-point="2" svg:d="m3402 8541v-2520h-15v-2521">
          <text:p/>
        </draw:connector>
        <draw:connector draw:style-name="gr5" draw:text-style-name="P5" draw:layer="layout" svg:x1="14.274cm" svg:y1="2.868cm" svg:x2="19.143cm" svg:y2="3.489cm" draw:start-shape="id4" draw:start-glue-point="1" draw:end-shape="id6" draw:end-glue-point="5" svg:d="m14274 2868h4869v621">
          <text:p/>
        </draw:connector>
        <draw:connector draw:style-name="gr5" draw:text-style-name="P5" draw:layer="layout" draw:line-skew="-0.108cm" svg:x1="17.501cm" svg:y1="3.994cm" svg:x2="16.001cm" svg:y2="4.632cm" draw:start-shape="id6" draw:start-glue-point="6" draw:end-shape="id7" draw:end-glue-point="1" svg:d="m17501 3994h-858v638h-642">
          <text:p/>
        </draw:connector>
        <draw:custom-shape draw:style-name="gr7" draw:text-style-name="P5" draw:id="id14" draw:layer="layout" svg:width="1.768cm" svg:height="1.517cm" svg:x="1.501cm" svg:y="4.4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 draw:text-style-name="P5" draw:id="id15" draw:layer="layout" svg:width="1.769cm" svg:height="1.517cm" svg:x="11.501cm" svg:y="4.483cm">
          <text:p text:style-name="P4"><text:span text:style-name="T2">Server</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2" draw:layer="layout" svg:width="1.773cm" svg:height="1.011cm" svg:x="12.446cm" svg:y="9.037cm">
          <text:p text:style-name="P1"><text:span text:style-name="T2">Statistic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773cm" svg:height="1.011cm" svg:x="12.446cm" svg:y="10.548cm">
          <text:p text:style-name="P1"><text:span text:style-name="T2">Correlatio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8" draw:layer="layout" svg:width="1.774cm" svg:height="1.012cm" svg:x="14.445cm" svg:y="11.036cm">
          <text:p text:style-name="P1"><text:span text:style-name="T2">Querying</text:span></text:p>
          <text:p text:style-name="P1"><text:span text:style-name="T2">Storing</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svg:x1="15.332cm" svg:y1="12.048cm" svg:x2="9.747cm" svg:y2="12.048cm" draw:start-shape="id8" draw:start-glue-point="2" draw:end-shape="id9" draw:end-glue-point="7" svg:d="m15332 12048v526h-5585v-526">
          <text:p/>
        </draw:connector>
        <draw:connector draw:style-name="gr5" draw:text-style-name="P5" draw:layer="layout" svg:x1="9.969cm" svg:y1="10.279cm" svg:x2="9.954cm" svg:y2="9.757cm" draw:start-shape="id9" draw:start-glue-point="0" draw:end-shape="id10" draw:end-glue-point="2" svg:d="m9969 10279v-261h-15v-261">
          <text:p/>
        </draw:connector>
        <draw:custom-shape draw:style-name="gr9" draw:text-style-name="P5" draw:id="id6" draw:layer="layout" svg:width="3.285cm" svg:height="1.011cm" svg:x="17.501cm" svg:y="3.489cm">
          <text:p text:style-name="P4"><text:span text:style-name="T2">Raw Metrics</text:span></text:p>
          <draw:enhanced-geometry svg:viewBox="0 0 88 21600" draw:mirror-horizontal="false" draw:mirror-vertical="false" draw:glue-points="44 ?f6 44 0 0 10800 44 21600 88 10800" draw:text-areas="0 ?f6 88 ?f3" draw:type="can" draw:modifiers="6854.572713643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5" draw:id="id11" draw:layer="layout" svg:width="3.285cm" svg:height="4.5cm" svg:x="17.501cm" svg:y="5cm">
          <text:p text:style-name="P4"><text:span text:style-name="T2">DB</text:span></text:p>
          <draw:enhanced-geometry svg:viewBox="0 0 88 21600" draw:mirror-horizontal="false" draw:mirror-vertical="false" draw:glue-points="44 ?f6 44 0 0 10800 44 21600 88 10800" draw:text-areas="0 ?f6 88 ?f3" draw:type="can" draw:modifiers="1972.3616974005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draw:id="id13" draw:layer="layout" svg:width="1.774cm" svg:height="1.01cm" svg:x="18.227cm" svg:y="7cm">
          <text:p text:style-name="P1"><text:span text:style-name="T2">View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7" draw:layer="layout" svg:width="4.042cm" svg:height="2.781cm" svg:x="1.859cm" svg:y="9.019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1" draw:text-style-name="P7" draw:layer="layout" svg:width="4.045cm" svg:height="2.781cm" svg:x="1.632cm" svg:y="8.793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7" draw:id="id5" draw:layer="layout" svg:width="4.044cm" svg:height="2.781cm" svg:x="1.38cm" svg:y="8.541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rect draw:style-name="gr13" draw:text-style-name="P9" draw:layer="layout" svg:width="5.5cm" svg:height="1.374cm" svg:x="15.001cm" svg:y="13.126cm">
          <text:p text:style-name="P8"><text:span text:style-name="T1">Allmon Components</text:span></text:p>
          <text:p text:style-name="P8"><text:span text:style-name="T1">Logical overview – v.1.03a</text:span></text:p>
          <text:p text:style-name="P8"><text:span text:style-name="T2">London 2009.10.06</text:span></text:p>
        </draw:rect>
        <draw:connector draw:style-name="gr14" draw:text-style-name="P5" draw:layer="layout" svg:x1="19.143cm" svg:y1="9.5cm" svg:x2="16.219cm" svg:y2="11.542cm" draw:start-shape="id11" draw:start-glue-point="7" draw:end-shape="id8" draw:end-glue-point="1" svg:d="m19143 9500v2042h-2924">
          <text:p/>
        </draw:connector>
        <draw:custom-shape draw:style-name="gr1" draw:text-style-name="P2" draw:id="id12" draw:layer="layout" svg:width="1.774cm" svg:height="1.012cm" svg:x="14.445cm" svg:y="9.536cm">
          <text:p text:style-name="P1"><text:span text:style-name="T2">Views/Agg</text:span></text:p>
          <text:p text:style-name="P1"><text:span text:style-name="T2">Generato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15.332cm" svg:y1="9.536cm" svg:x2="18.227cm" svg:y2="7.505cm" draw:start-shape="id12" draw:start-glue-point="0" draw:end-shape="id13" draw:end-glue-point="3" svg:d="m15332 9536v-2031h2895">
          <text:p/>
        </draw:connector>
        <draw:custom-shape draw:style-name="gr16" draw:text-style-name="P10" draw:layer="layout" svg:width="12cm" svg:height="0.5cm" svg:x="8.501cm" svg:y="0.2cm">
          <text:p text:style-name="P4"><text:span text:style-name="T4">server-side </text:span></text:p>
          <draw:enhanced-geometry svg:viewBox="0 0 21600 21600" draw:text-areas="?f0 0 ?f4 21600" draw:type="left-right-arrow-callout" draw:modifiers="1682.9373650108 0 787.904967602592 6682.6347305389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6" draw:text-style-name="P10" draw:layer="layout" svg:width="6cm" svg:height="0.5cm" svg:x="1.201cm" svg:y="0.2cm">
          <text:p text:style-name="P4"><text:span text:style-name="T4">client-side </text:span></text:p>
          <draw:enhanced-geometry svg:viewBox="0 0 21600 21600" draw:text-areas="?f0 0 ?f4 21600" draw:type="left-right-arrow-callout" draw:modifiers="3419.43009498417 0 1727.712047992 7113.7724550898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17" draw:text-style-name="P4" draw:layer="layout" svg:x1="2.384cm" svg:y1="4.483cm" svg:x2="2.501cm" svg:y2="2.868cm" draw:start-shape="id14" draw:start-glue-point="4" draw:end-shape="id1" draw:end-glue-point="3" svg:d="m2384 4483v-1615h117">
          <text:p/>
        </draw:connector>
        <draw:connector draw:style-name="gr17" draw:text-style-name="P4" draw:layer="layout" svg:x1="3.269cm" svg:y1="5.24cm" svg:x2="5.114cm" svg:y2="5cm" draw:start-shape="id14" draw:start-glue-point="7" draw:end-shape="id2" draw:end-glue-point="2" svg:d="m3269 5240h1845v-240">
          <text:p/>
        </draw:connector>
        <draw:connector draw:style-name="gr17" draw:text-style-name="P4" draw:layer="layout" svg:x1="13.27cm" svg:y1="5.24cm" svg:x2="13.387cm" svg:y2="3.5cm" draw:start-shape="id15" draw:start-glue-point="7" draw:end-shape="id4" draw:end-glue-point="2" svg:d="m13270 5240h117v-1740">
          <text:p/>
        </draw:connector>
        <draw:custom-shape draw:style-name="gr1" draw:text-style-name="P2" draw:id="id16" draw:layer="layout" svg:width="1.774cm" svg:height="1.01cm" svg:x="18.227cm" svg:y="7.99cm">
          <text:p text:style-name="P1"><text:span text:style-name="T2">Aggregat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17" draw:layer="layout" svg:width="1.774cm" svg:height="1.01cm" svg:x="18.227cm" svg:y="5.99cm">
          <text:p text:style-name="P1"><text:span text:style-name="T2">Allmetric</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15.332cm" svg:y1="9.536cm" svg:x2="18.227cm" svg:y2="8.495cm" draw:start-shape="id12" draw:start-glue-point="0" draw:end-shape="id16" draw:end-glue-point="3" svg:d="m15332 9536v-1041h2895">
          <text:p/>
        </draw:connector>
        <draw:connector draw:style-name="gr5" draw:text-style-name="P5" draw:layer="layout" svg:x1="15.114cm" svg:y1="5.264cm" svg:x2="18.227cm" svg:y2="6.495cm" draw:start-shape="id7" draw:start-glue-point="2" draw:end-shape="id17" draw:end-glue-point="3" svg:d="m15114 5264v1231h3113">
          <text:p/>
        </draw:connector>
        <draw:connector draw:style-name="gr18" draw:text-style-name="P4" draw:layer="layout" svg:x1="13.387cm" svg:y1="2.236cm" svg:x2="5.114cm" svg:y2="3.736cm" draw:start-shape="id4" draw:start-glue-point="0" draw:end-shape="id2" draw:end-glue-point="0" svg:d="m13387 2236v-525h-8273v2025">
          <text:p/>
        </draw:connector>
        <draw:frame draw:style-name="gr19" draw:text-style-name="P11" draw:layer="layout" svg:width="3.602cm" svg:height="0.781cm" svg:x="7.599cm" svg:y="0.9cm">
          <draw:text-box>
            <text:p><text:span text:style-name="T5">Time synchronization</text:span></text:p>
          </draw:text-box>
        </draw:frame>
        <draw:custom-shape draw:style-name="gr20" draw:text-style-name="P12" draw:layer="layout" svg:width="2cm" svg:height="1.5cm" svg:x="6.001cm" svg:y="5.8cm">
          <text:p text:style-name="P4"><text:span text:style-name="T6">Aggregates</text:span></text:p>
          <text:p text:style-name="P4"><text:span text:style-name="T6">compress</text:span></text:p>
          <text:p text:style-name="P4"><text:span text:style-name="T6">and add CRC</text:span></text:p>
          <draw:enhanced-geometry svg:viewBox="0 0 21600 21600" draw:mirror-horizontal="false" draw:mirror-vertical="false" draw:glue-points="10800 0 0 10800 10800 21600 21600 10800 ?f40 ?f41" draw:text-areas="0 0 21600 21600" draw:type="rectangular-callout" draw:modifiers="-4037.18140929535 -10749.63357761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2.5cm" svg:height="1.5cm" svg:x="9.001cm" svg:y="3.6cm">
          <text:p text:style-name="P4"><text:span text:style-name="T6">Receives metric </text:span></text:p>
          <text:p text:style-name="P4"><text:span text:style-name="T6">messages and </text:span></text:p>
          <text:p text:style-name="P4"><text:span text:style-name="T6">load them to DB</text:span></text:p>
          <draw:enhanced-geometry svg:viewBox="0 0 21600 21600" draw:mirror-horizontal="false" draw:mirror-vertical="false" draw:glue-points="10800 0 0 10800 10800 21600 21600 10800 ?f40 ?f41" draw:text-areas="0 0 21600 21600" draw:type="rectangular-callout" draw:modifiers="30348.8204718113 -2000.2664890073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2.5cm" svg:height="1.5cm" svg:x="12.401cm" svg:y="6.1cm">
          <text:p text:style-name="P4"><text:span text:style-name="T6">Decodes raw </text:span></text:p>
          <text:p text:style-name="P4"><text:span text:style-name="T6">metrics and load</text:span></text:p>
          <text:p text:style-name="P4"><text:span text:style-name="T6">them to allmetric</text:span></text:p>
          <text:p text:style-name="P4"><text:span text:style-name="T6">storage</text:span></text:p>
          <draw:enhanced-geometry svg:viewBox="0 0 21600 21600" draw:mirror-horizontal="false" draw:mirror-vertical="false" draw:glue-points="10800 0 0 10800 10800 21600 21600 10800 ?f40 ?f41" draw:text-areas="0 0 21600 21600" draw:type="rectangular-callout" draw:modifiers="20753.618552579 -11627.448367754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1.8cm" svg:height="2cm" svg:x="0.101cm" svg:y="0.8cm">
          <text:p text:style-name="P4"><text:span text:style-name="T6">Pre-</text:span></text:p>
          <text:p text:style-name="P4"><text:span text:style-name="T6">aggregates</text:span></text:p>
          <text:p text:style-name="P4"><text:span text:style-name="T6">and sends</text:span></text:p>
          <text:p text:style-name="P4"><text:span text:style-name="T6">to client-side</text:span></text:p>
          <text:p text:style-name="P4"><text:span text:style-name="T6">Aggregator</text:span></text:p>
          <draw:enhanced-geometry svg:viewBox="0 0 21600 21600" draw:mirror-horizontal="false" draw:mirror-vertical="false" draw:glue-points="10800 0 0 10800 10800 21600 21600 10800 ?f40 ?f41" draw:text-areas="0 0 21600 21600" draw:type="rectangular-callout" draw:modifiers="29107.8289838978 19926.83658170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Groty_20_strzałek_20_3" draw:display-name="Groty strzałek 3" svg:viewBox="0 0 1013 1130" svg:d="m1009 1050-449-1008-22-30-29-12-34 12-21 26-449 1012-5 13v8l5 21 12 21 17 13 21 4h903l21-4 21-13 9-21 4-21v-8z"/>
    <draw:stroke-dash draw:name="_32__20_Dots_20_1_20_Dash" draw:display-name="2 Dots 1 Dash" draw:style="rect" draw:dots1="2" draw:dots2="1" draw:dots2-length="0.203cm" draw:distance="0.203cm"/>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draw:marker-start="" draw:marker-start-width="0.275cm" draw:marker-end="Groty_20_strzałek_20_3" draw:marker-end-width="0.275cm" draw:fill="solid" draw:fill-color="#ffffff" draw:textarea-horizontal-align="center" fo:padding-top="0.055cm" fo:padding-bottom="0.15cm" fo:padding-left="0.275cm" fo:padding-right="0.275cm"/>
    </style:style>
    <style:style style:name="gr2" style:family="graphic" style:parent-style-name="standard">
      <style:graphic-properties draw:stroke="dash" draw:stroke-dash="Fine_20_Dashed_20__28_var_29_" svg:stroke-width="0.15cm" draw:marker-start-width="0.425cm" draw:marker-end="Groty_20_strzałek_20_3" draw:marker-end-width="0.525cm" draw:textarea-horizontal-align="center" draw:textarea-vertical-align="middle" fo:padding-top="0.2cm" fo:padding-bottom="0.2cm" fo:padding-left="0.325cm" fo:padding-right="0.325cm"/>
    </style:style>
    <style:style style:name="gr3"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gr4"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 style:family="graphic" style:parent-style-name="standard">
      <style:graphic-properties svg:stroke-width="0.05cm" draw:marker-start="" draw:marker-start-width="0.275cm" draw:marker-end="Groty_20_strzałek_20_3" draw:marker-end-width="0.275cm" draw:textarea-horizontal-align="justify" draw:textarea-vertical-align="middle" draw:auto-grow-height="false" fo:padding-top="0.055cm" fo:padding-bottom="0.15cm" fo:padding-left="0.275cm" fo:padding-right="0.275cm"/>
    </style:style>
    <style:style style:name="gr8" style:family="graphic" style:parent-style-name="standard">
      <style:graphic-properties svg:stroke-width="0.05cm" draw:marker-start-width="0.275cm" draw:marker-end-width="0.275cm" draw:textarea-horizontal-align="justify" draw:textarea-vertical-align="middle" draw:auto-grow-height="false" fo:padding-top="0.15cm" fo:padding-bottom="0.15cm" fo:padding-left="0.275cm" fo:padding-right="0.275cm"/>
    </style:style>
    <style:style style:name="gr9" style:family="graphic" style:parent-style-name="standard">
      <style:graphic-properties draw:stroke-dash="Ultrafine_20_Dashed" svg:stroke-width="0.05cm" draw:marker-start-width="0.275cm" draw:marker-end-width="0.275cm" draw:textarea-vertical-align="middle" draw:auto-grow-height="false" fo:min-height="0.749cm" fo:min-width="0.499cm" fo:padding-top="0.15cm" fo:padding-bottom="0.15cm" fo:padding-left="0.275cm" fo:padding-right="0.275cm"/>
    </style:style>
    <style:style style:name="gr10"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graphic-properties svg:stroke-width="0.05cm" draw:marker-start="" draw:marker-start-width="0.275cm" draw:marker-end="Groty_20_strzałek_20_4" draw:marker-end-width="0.275cm" draw:textarea-horizontal-align="justify" draw:textarea-vertical-align="top" draw:auto-grow-height="false" fo:min-height="0cm" fo:min-width="0cm" fo:padding-top="0.055cm" fo:padding-bottom="0.15cm" fo:padding-left="0.275cm" fo:padding-right="0.275cm"/>
    </style:style>
    <style:style style:name="gr14" style:family="graphic" style:parent-style-name="standard">
      <style:graphic-properties svg:stroke-width="0.05cm" draw:marker-start="" draw:marker-start-width="0.275cm" draw:marker-end="Groty_20_strzałek_20_4" draw:marker-end-width="0.275cm" draw:textarea-horizontal-align="justify" draw:textarea-vertical-align="top" draw:auto-grow-height="false" fo:padding-top="0.055cm" fo:padding-bottom="0.15cm" fo:padding-left="0.275cm" fo:padding-right="0.275cm"/>
    </style:style>
    <style:style style:name="gr15" style:family="graphic" style:parent-style-name="standard">
      <style:graphic-properties svg:stroke-width="0.05cm" draw:marker-start="" draw:marker-start-width="0.275cm" draw:marker-end="Groty_20_strzałek_20_4" draw:marker-end-width="0.275cm" draw:textarea-horizontal-align="justify" draw:textarea-vertical-align="middle" draw:auto-grow-height="false" fo:padding-top="0.055cm" fo:padding-bottom="0.15cm" fo:padding-left="0.275cm" fo:padding-right="0.275cm"/>
    </style:style>
    <style:style style:name="gr16" style:family="graphic" style:parent-style-name="standard">
      <style:graphic-properties svg:stroke-width="0.05cm" draw:marker-start-width="0.275cm" draw:marker-end="Groty_20_strzałek_20_4" draw:marker-end-width="0.375cm" draw:textarea-horizontal-align="center" draw:textarea-vertical-align="middle" fo:padding-top="0.15cm" fo:padding-bottom="0.15cm" fo:padding-left="0.275cm" fo:padding-right="0.275cm"/>
    </style:style>
    <style:style style:name="gr17"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graphic-properties draw:stroke="solid" svg:stroke-width="0cm" draw:marker-start-width="0cm" draw:marker-end-width="0cm" draw:fill="none" draw:textarea-horizontal-align="justify" draw:textarea-vertical-align="middle" draw:auto-grow-height="false" fo:min-height="0cm" fo:min-width="0cm" fo:padding-top="0.125cm" fo:padding-bottom="0.125cm" fo:padding-left="0.25cm" fo:padding-right="0.25cm" fo:wrap-option="no-wrap"/>
    </style:style>
    <style:style style:name="P1" style:family="paragraph">
      <style:paragraph-properties fo:text-align="start"/>
    </style:style>
    <style:style style:name="P2" style:family="paragraph">
      <style:paragraph-properties fo:text-align="start"/>
      <style:text-properties fo:font-size="10.5pt" style:font-size-asian="18pt" style:font-size-complex="18pt"/>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0.5pt" fo:font-weight="bold" style:font-size-asian="18pt" style:font-weight-asian="bold" style:font-size-complex="18pt" style:font-weight-complex="bold"/>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8"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bold"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bold" style:font-family-complex="Tahoma" style:font-pitch-complex="variable" style:font-size-complex="18pt" style:language-complex="zxx" style:country-complex="none" style:font-style-complex="normal" style:font-weight-complex="bold" style:text-emphasize="none" style:text-scale="100%" style:font-relief="none" style:text-overline-style="none" style:text-overline-color="font-color" fo:hyphenate="false"/>
    </style:style>
    <style:style style:name="P9" style:family="paragraph">
      <style:paragraph-properties fo:margin-left="0cm" fo:margin-right="0cm" fo:text-align="center" fo:text-indent="0cm"/>
      <style:text-properties fo:font-size="8pt" style:font-size-asian="8pt" style:font-size-complex="8pt"/>
    </style:style>
    <style:style style:name="P10" style:family="paragraph">
      <style:paragraph-properties fo:text-align="center"/>
      <style:text-properties fo:font-size="10.5pt" style:font-size-asian="18pt" style:font-size-complex="18pt"/>
    </style:style>
    <style:style style:name="P11" style:family="paragraph">
      <style:paragraph-properties fo:text-align="center"/>
      <style:text-properties fo:font-size="8pt" style:font-size-asian="8pt" style:font-size-complex="8pt"/>
    </style:style>
    <style:style style:name="P12" style:family="paragraph">
      <style:paragraph-properties fo:margin-left="0cm" fo:margin-right="0cm" fo:text-align="center" fo:text-indent="0cm"/>
      <style:text-properties fo:font-size="10.5pt" style:font-size-asian="18pt" style:font-size-complex="18pt"/>
    </style:style>
    <style:style style:name="P13" style:family="paragraph">
      <style:paragraph-properties fo:text-align="center"/>
      <style:text-properties fo:font-size="10.5pt" fo:font-weight="bold" style:font-size-asian="10.5pt" style:font-weight-asian="bold" style:font-size-complex="10.5pt" style:font-weight-complex="bold"/>
    </style:style>
    <style:style style:name="P14" style:family="paragraph">
      <style:paragraph-properties fo:text-align="center"/>
      <style:text-properties fo:font-size="9pt" style:font-size-asian="9pt" style:font-size-complex="9pt"/>
    </style:style>
    <style:style style:name="T1" style:family="text">
      <style:text-properties fo:font-size="10.5pt" fo:font-weight="bold" style:font-size-asian="18pt" style:font-weight-asian="bold" style:font-size-complex="18pt" style:font-weight-complex="bold"/>
    </style:style>
    <style:style style:name="T2" style:family="text">
      <style:text-properties fo:font-size="10.5pt" style:font-size-asian="18pt" style:font-size-complex="18pt"/>
    </style:style>
    <style:style style:name="T3" style:family="text">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4" style:family="text">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bold"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bold" style:font-family-complex="Tahoma" style:font-pitch-complex="variable" style:font-size-complex="18pt" style:language-complex="zxx" style:country-complex="none" style:font-style-complex="normal" style:font-weight-complex="bold" style:text-emphasize="none" style:text-scale="100%" style:font-relief="none" style:text-overline-style="none" style:text-overline-color="font-color"/>
    </style:style>
    <style:style style:name="T5" style:family="text">
      <style:text-properties fo:font-size="8pt" style:font-size-asian="8pt" style:font-size-complex="8pt"/>
    </style:style>
    <style:style style:name="T6" style:family="text">
      <style:text-properties fo:font-size="10.5pt" fo:font-weight="bold" style:font-size-asian="10.5pt" style:font-weight-asian="bold" style:font-size-complex="10.5pt" style:font-weight-complex="bold"/>
    </style:style>
    <style:style style:name="T7" style:family="text">
      <style:text-properties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rect draw:style-name="gr1" draw:text-style-name="P2" draw:layer="layout" svg:width="5.5cm" svg:height="1.374cm" svg:x="15cm" svg:y="13cm">
          <text:p text:style-name="P1"><text:span text:style-name="T1">Allmon Deployment Diagram</text:span></text:p>
          <text:p text:style-name="P1"><text:span text:style-name="T1">Logical overview – v.1.03b</text:span></text:p>
          <text:p text:style-name="P1"><text:span text:style-name="T2">London 2009.10.06</text:span></text:p>
        </draw:rect>
        <draw:connector draw:style-name="gr2" draw:text-style-name="P3" draw:layer="layout" svg:x1="10.5cm" svg:y1="3.132cm" svg:x2="14.5cm" svg:y2="7.25cm" draw:start-shape="id1" draw:start-glue-point="1" draw:end-shape="id2" draw:end-glue-point="3" svg:d="m10500 3132h2000v4118h2000">
          <text:p/>
        </draw:connector>
        <draw:connector draw:style-name="gr2" draw:text-style-name="P3" draw:layer="layout" svg:x1="10.5cm" svg:y1="11.632cm" svg:x2="14.5cm" svg:y2="7.25cm" draw:start-shape="id3" draw:start-glue-point="1" draw:end-shape="id2" draw:end-glue-point="3" svg:d="m10500 11632h2000v-4382h2000">
          <text:p/>
        </draw:connector>
        <draw:g>
          <draw:custom-shape draw:style-name="gr3" draw:text-style-name="P5" draw:id="id1" draw:layer="layout" svg:width="1.773cm" svg:height="1.264cm" svg:x="8.727cm" svg:y="2.5cm">
            <text:p text:style-name="P4"><text:span text:style-name="T1">Collector</text:span></text:p>
            <text:p text:style-name="P4"><text:span text:style-name="T1">1</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7" draw:layer="layout" svg:width="4.47cm" svg:height="2.986cm" svg:x="1.489cm" svg:y="2.5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5" draw:text-style-name="P7" draw:layer="layout" svg:width="4.473cm" svg:height="2.988cm" svg:x="1.238cm" svg:y="2.2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6" draw:text-style-name="P8" draw:layer="layout" svg:width="4.472cm" svg:height="2.986cm" svg:x="0.959cm" svg:y="2cm">
              <text:p text:style-name="P6"><text:span text:style-name="T4">Monitored</text:span></text:p>
              <text:p text:style-name="P6"><text:span text:style-name="T4">System 1</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3" draw:text-style-name="P9" draw:layer="layout" svg:width="1cm" svg:height="1cm" svg:x="1.959cm" svg:y="4cm">
            <text:p text:style-name="P4"><text:span text:style-name="T5">Passive</text:span></text:p>
            <text:p text:style-name="P4"><text:span text:style-name="T5">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0" draw:layer="layout" svg:width="1.768cm" svg:height="1.517cm" svg:x="7.959cm" svg:y="3.483cm">
            <text:p text:style-name="P3"><text:span text:style-name="T2">Client</text:span></text:p>
            <text:p text:style-name="P3"><text:span text:style-name="T2">JMS</text:span></text:p>
            <text:p text:style-name="P3"><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 draw:text-style-name="P11" draw:layer="layout" svg:width="1cm" svg:height="1cm" svg:x="0.959cm" svg:y="3cm">
            <text:p text:style-name="P3"><text:span text:style-name="T5">Active</text:span></text:p>
            <text:p text:style-name="P3"><text:span text:style-name="T5">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8" draw:text-style-name="P11" draw:layer="layout" svg:width="1cm" svg:height="1cm" svg:x="2.959cm" svg:y="2cm">
            <text:p text:style-name="P3"><text:span text:style-name="T5">Active</text:span></text:p>
            <text:p text:style-name="P3"><text:span text:style-name="T5">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8" draw:text-style-name="P11" draw:layer="layout" svg:width="1cm" svg:height="1cm" svg:x="3.959cm" svg:y="4.5cm">
            <text:p text:style-name="P3"><text:span text:style-name="T5">Active</text:span></text:p>
            <text:p text:style-name="P3"><text:span text:style-name="T5">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9" draw:layer="layout" svg:width="1cm" svg:height="1cm" svg:x="4.459cm" svg:y="3cm">
            <text:p text:style-name="P4"><text:span text:style-name="T5">Passive</text:span></text:p>
            <text:p text:style-name="P4"><text:span text:style-name="T5">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3" draw:layer="layout" svg:width="1.5cm" svg:height="1cm" svg:x="6.659cm" svg:y="2.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3" draw:layer="layout" svg:width="1.5cm" svg:height="1cm" svg:x="6.359cm" svg:y="2.9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3" draw:layer="layout" svg:width="1.5cm" svg:height="1cm" svg:x="6.059cm" svg:y="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g>
          <draw:custom-shape draw:style-name="gr3" draw:text-style-name="P5" draw:id="id3" draw:layer="layout" svg:width="1.773cm" svg:height="1.264cm" svg:x="8.727cm" svg:y="11cm">
            <text:p text:style-name="P4"><text:span text:style-name="T1">Collector</text:span></text:p>
            <text:p text:style-name="P4"><text:span text:style-name="T1">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0" draw:layer="layout" svg:width="1.768cm" svg:height="1.517cm" svg:x="8cm" svg:y="11.983cm">
            <text:p text:style-name="P3"><text:span text:style-name="T2">Client</text:span></text:p>
            <text:p text:style-name="P3"><text:span text:style-name="T2">JMS</text:span></text:p>
            <text:p text:style-name="P3"><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10" draw:text-style-name="P7" draw:layer="layout" svg:width="4.47cm" svg:height="2.986cm" svg:x="1.53cm" svg:y="11.0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1" draw:text-style-name="P7" draw:layer="layout" svg:width="4.473cm" svg:height="2.988cm" svg:x="1.279cm" svg:y="10.7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8" draw:layer="layout" svg:width="4.472cm" svg:height="2.986cm" svg:x="1cm" svg:y="10.5cm">
              <text:p text:style-name="P6"><text:span text:style-name="T4">Monitored</text:span></text:p>
              <text:p text:style-name="P6"><text:span text:style-name="T4">System N</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3" draw:text-style-name="P9" draw:layer="layout" svg:width="1cm" svg:height="1cm" svg:x="4.5cm" svg:y="11.5cm">
            <text:p text:style-name="P4"><text:span text:style-name="T5">Passive</text:span></text:p>
            <text:p text:style-name="P4"><text:span text:style-name="T5">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1cm" svg:height="1cm" svg:x="1cm" svg:y="12cm">
            <text:p text:style-name="P3"><text:span text:style-name="T5">Active</text:span></text:p>
            <text:p text:style-name="P3"><text:span text:style-name="T5">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8" draw:text-style-name="P11" draw:layer="layout" svg:width="1cm" svg:height="1cm" svg:x="1.5cm" svg:y="10.5cm">
            <text:p text:style-name="P3"><text:span text:style-name="T5">Active</text:span></text:p>
            <text:p text:style-name="P3"><text:span text:style-name="T5">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9" draw:layer="layout" svg:width="1cm" svg:height="1cm" svg:x="3cm" svg:y="10.5cm">
            <text:p text:style-name="P4"><text:span text:style-name="T5">Passive</text:span></text:p>
            <text:p text:style-name="P4"><text:span text:style-name="T5">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1cm" svg:height="1cm" svg:x="4cm" svg:y="13cm">
            <text:p text:style-name="P4"><text:span text:style-name="T5">Passive</text:span></text:p>
            <text:p text:style-name="P4"><text:span text:style-name="T5">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1cm" svg:height="1cm" svg:x="2.5cm" svg:y="13cm">
            <text:p text:style-name="P3"><text:span text:style-name="T5">Active</text:span></text:p>
            <text:p text:style-name="P3"><text:span text:style-name="T5">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custom-shape draw:style-name="gr9" draw:text-style-name="P3" draw:layer="layout" svg:width="1.5cm" svg:height="1cm" svg:x="6.7cm" svg:y="11.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3" draw:layer="layout" svg:width="1.5cm" svg:height="1cm" svg:x="6.4cm" svg:y="11.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3" draw:layer="layout" svg:width="1.5cm" svg:height="1cm" svg:x="6.1cm" svg:y="11.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g draw:id="id9">
          <draw:custom-shape draw:style-name="gr13" draw:text-style-name="P12" draw:id="id2" draw:layer="layout" svg:width="6cm" svg:height="6.5cm" svg:x="14.5cm" svg:y="4cm">
            <text:p text:style-name="P4"><text:span text:style-name="T1">Allmon server-side</text:span></text:p>
            <text:p text:style-name="P4"><text:span text:style-name="T1">component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0" draw:id="id5" draw:layer="layout" svg:width="1.8cm" svg:height="1cm" svg:x="17.8cm" svg:y="6.9cm">
            <text:p text:style-name="P3"><text:span text:style-name="T2">DB</text:span></text:p>
            <draw:enhanced-geometry svg:viewBox="0 0 88 21600" draw:mirror-horizontal="false" draw:mirror-vertical="false" draw:glue-points="44 ?f6 44 0 0 10800 44 21600 88 10800" draw:text-areas="0 ?f6 88 ?f3" draw:type="can" draw:modifiers="6854.572713643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12" draw:id="id4" draw:layer="layout" svg:width="1.773cm" svg:height="1.264cm" svg:x="15.5cm" svg:y="5.5cm">
            <text:p text:style-name="P4"><text:span text:style-name="T2">Load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0" draw:layer="layout" svg:width="1.768cm" svg:height="1.517cm" svg:x="14.732cm" svg:y="6.483cm">
            <text:p text:style-name="P3"><text:span text:style-name="T2">Server</text:span></text:p>
            <text:p text:style-name="P3"><text:span text:style-name="T2">JMS</text:span></text:p>
            <text:p text:style-name="P3"><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 draw:text-style-name="P12" draw:id="id6" draw:layer="layout" svg:width="1.773cm" svg:height="1.264cm" svg:x="17.773cm" svg:y="8.836cm">
            <text:p text:style-name="P4"><text:span text:style-name="T2">Min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id="id7" draw:layer="layout" svg:width="1.773cm" svg:height="1.264cm" svg:x="15.427cm" svg:y="8.836cm">
            <text:p text:style-name="P4"><text:span text:style-name="T2">View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3" draw:layer="layout" svg:x1="17.273cm" svg:y1="6.132cm" svg:x2="18.699cm" svg:y2="6.9cm" draw:start-shape="id4" draw:start-glue-point="1" draw:end-shape="id5" draw:end-glue-point="5" svg:d="m17273 6132h1426v768">
            <text:p/>
          </draw:connector>
          <draw:connector draw:style-name="gr16" draw:text-style-name="P3" draw:layer="layout" svg:x1="18.699cm" svg:y1="7.9cm" svg:x2="18.659cm" svg:y2="8.836cm" draw:start-shape="id5" draw:start-glue-point="7" draw:end-shape="id6" draw:end-glue-point="0" svg:d="m18699 7900v469h-40v467">
            <text:p/>
          </draw:connector>
          <draw:connector draw:style-name="gr16" draw:text-style-name="P3" draw:layer="layout" svg:x1="17.773cm" svg:y1="9.468cm" svg:x2="17.2cm" svg:y2="9.468cm" draw:start-shape="id6" draw:start-glue-point="3" draw:end-shape="id7" draw:end-glue-point="1" svg:d="m17773 9468h-573">
            <text:p/>
          </draw:connector>
        </draw:g>
        <draw:custom-shape draw:style-name="gr8" draw:text-style-name="P13" draw:layer="layout" svg:width="11.5cm" svg:height="0.5cm" svg:x="0.5cm" svg:y="1cm">
          <text:p text:style-name="P3"><text:span text:style-name="T6">client-side </text:span></text:p>
          <draw:enhanced-geometry svg:viewBox="0 0 21600 21600" draw:mirror-horizontal="false" draw:mirror-vertical="false" draw:text-areas="?f0 0 ?f4 21600" draw:type="left-right-arrow-callout" draw:modifiers="1682.9373650108 0 787.904967602592 6682.6347305389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8" draw:text-style-name="P13" draw:layer="layout" svg:width="6cm" svg:height="0.5cm" svg:x="14.5cm" svg:y="1cm">
          <text:p text:style-name="P3"><text:span text:style-name="T6">server-side </text:span></text:p>
          <draw:enhanced-geometry svg:viewBox="0 0 21600 21600" draw:text-areas="?f0 0 ?f4 21600" draw:type="left-right-arrow-callout" draw:modifiers="3419.43009498417 0 1727.712047992 7113.7724550898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g>
          <draw:custom-shape draw:style-name="gr3" draw:text-style-name="P5" draw:id="id8" draw:layer="layout" svg:width="1.773cm" svg:height="1.264cm" svg:x="8.768cm" svg:y="6cm">
            <text:p text:style-name="P4"><text:span text:style-name="T1">Collector</text:span></text:p>
            <text:p text:style-name="P4"><text:span text:style-name="T1">2</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7" draw:text-style-name="P7" draw:layer="layout" svg:width="4.47cm" svg:height="2.986cm" svg:x="1.53cm" svg:y="6.0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8" draw:text-style-name="P7" draw:layer="layout" svg:width="4.473cm" svg:height="2.988cm" svg:x="1.279cm" svg:y="5.7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9" draw:text-style-name="P8" draw:layer="layout" svg:width="4.472cm" svg:height="2.986cm" svg:x="1cm" svg:y="5.5cm">
              <text:p text:style-name="P6"><text:span text:style-name="T4">Monitored</text:span></text:p>
              <text:p text:style-name="P6"><text:span text:style-name="T4">System 2</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3" draw:text-style-name="P9" draw:layer="layout" svg:width="1cm" svg:height="1cm" svg:x="2cm" svg:y="7.5cm">
            <text:p text:style-name="P4"><text:span text:style-name="T5">Passive</text:span></text:p>
            <text:p text:style-name="P4"><text:span text:style-name="T5">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0" draw:layer="layout" svg:width="1.768cm" svg:height="1.517cm" svg:x="8cm" svg:y="6.983cm">
            <text:p text:style-name="P3"><text:span text:style-name="T2">Client</text:span></text:p>
            <text:p text:style-name="P3"><text:span text:style-name="T2">JMS</text:span></text:p>
            <text:p text:style-name="P3"><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 draw:text-style-name="P11" draw:layer="layout" svg:width="1cm" svg:height="1cm" svg:x="1cm" svg:y="6.5cm">
            <text:p text:style-name="P3"><text:span text:style-name="T5">Active</text:span></text:p>
            <text:p text:style-name="P3"><text:span text:style-name="T5">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8" draw:text-style-name="P11" draw:layer="layout" svg:width="1cm" svg:height="1cm" svg:x="3cm" svg:y="5.5cm">
            <text:p text:style-name="P3"><text:span text:style-name="T5">Active</text:span></text:p>
            <text:p text:style-name="P3"><text:span text:style-name="T5">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8" draw:text-style-name="P11" draw:layer="layout" svg:width="1cm" svg:height="1cm" svg:x="4cm" svg:y="8cm">
            <text:p text:style-name="P3"><text:span text:style-name="T5">Active</text:span></text:p>
            <text:p text:style-name="P3"><text:span text:style-name="T5">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9" draw:layer="layout" svg:width="1cm" svg:height="1cm" svg:x="4.5cm" svg:y="6.5cm">
            <text:p text:style-name="P4"><text:span text:style-name="T5">Passive</text:span></text:p>
            <text:p text:style-name="P4"><text:span text:style-name="T5">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3" draw:layer="layout" svg:width="1.5cm" svg:height="1cm" svg:x="6.7cm" svg:y="6.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3" draw:layer="layout" svg:width="1.5cm" svg:height="1cm" svg:x="6.4cm" svg:y="6.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3" draw:layer="layout" svg:width="1.5cm" svg:height="1cm" svg:x="6.1cm" svg:y="6.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connector draw:style-name="gr2" draw:text-style-name="P3" draw:layer="layout" draw:line-skew="-0.521cm" svg:x1="10.541cm" svg:y1="6.632cm" svg:x2="14.5cm" svg:y2="7.25cm" draw:start-shape="id8" draw:start-glue-point="1" draw:end-shape="id9" svg:d="m10541 6632h1459v618h2500">
          <text:p/>
        </draw:connector>
        <draw:custom-shape draw:style-name="gr20" draw:text-style-name="P14" draw:layer="layout" svg:width="2.5cm" svg:height="1.5cm" svg:x="5cm" svg:y="9.1cm">
          <text:p text:style-name="P3"><text:span text:style-name="T7">Many distributed</text:span></text:p>
          <text:p text:style-name="P3"><text:span text:style-name="T7">allmon clients</text:span></text:p>
          <text:p text:style-name="P3"><text:span text:style-name="T7">continuously</text:span></text:p>
          <text:p text:style-name="P3"><text:span text:style-name="T7">collecting metrics</text:span></text:p>
          <draw:enhanced-geometry svg:viewBox="0 0 21600 21600" draw:mirror-horizontal="false" draw:mirror-vertical="false" draw:glue-points="10800 0 0 10800 10800 21600 21600 10800 ?f40 ?f41" draw:text-areas="0 0 21600 21600" draw:type="rectangular-callout" draw:modifiers="18784.4862055178 -22218.787475016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4" draw:layer="layout" svg:width="2.5cm" svg:height="2cm" svg:x="8.8cm" svg:y="8.7cm">
          <text:p text:style-name="P3"><text:span text:style-name="T7">Collected metrics</text:span></text:p>
          <text:p text:style-name="P3"><text:span text:style-name="T7">are aggregated </text:span></text:p>
          <text:p text:style-name="P3"><text:span text:style-name="T7">and sent </text:span></text:p>
          <text:p text:style-name="P3"><text:span text:style-name="T7">asynchronously </text:span></text:p>
          <text:p text:style-name="P3"><text:span text:style-name="T7">to allmon server</text:span></text:p>
          <draw:enhanced-geometry svg:viewBox="0 0 21600 21600" draw:mirror-horizontal="false" draw:mirror-vertical="false" draw:glue-points="10800 0 0 10800 10800 21600 21600 10800 ?f40 ?f41" draw:text-areas="0 0 21600 21600" draw:type="rectangular-callout" draw:modifiers="20960.8956417433 -21351.7241379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Groty_20_strzałek_20_3" draw:display-name="Groty strzałek 3" svg:viewBox="0 0 1013 1130" svg:d="m1009 1050-449-1008-22-30-29-12-34 12-21 26-449 1012-5 13v8l5 21 12 21 17 13 21 4h903l21-4 21-13 9-21 4-21v-8z"/>
    <draw:marker draw:name="Groty_20_strzałek_20_4" draw:display-name="Groty strzałek 4" svg:viewBox="0 0 1131 902" svg:d="m564 0-564 902h1131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Fine_20_Dashed_20__28_var_29_" svg:stroke-width="0.05cm" draw:marker-start="" draw:marker-start-width="0.275cm" draw:marker-end="Groty_20_strzałek_20_3" draw:marker-end-width="0.275cm" draw:fill="solid" draw:fill-color="#99ccff" draw:textarea-horizontal-align="justify" draw:textarea-vertical-align="top" draw:auto-grow-height="false" fo:min-height="0cm" fo:min-width="0cm" fo:padding-top="0.055cm" fo:padding-bottom="0.15cm" fo:padding-left="0.275cm" fo:padding-right="0.275cm"/>
    </style:style>
    <style:style style:name="gr2" style:family="graphic" style:parent-style-name="standard">
      <style:graphic-properties draw:stroke="solid" svg:stroke-width="0.1cm" draw:marker-start="" draw:marker-start-width="0.35cm" draw:marker-end="Groty_20_strzałek_20_3" draw:marker-end-width="0.35cm" draw:textarea-horizontal-align="justify" draw:textarea-vertical-align="top" draw:auto-grow-height="false" fo:min-height="0cm" fo:min-width="0cm" fo:padding-top="0.08cm" fo:padding-bottom="0.175cm" fo:padding-left="0.3cm" fo:padding-right="0.3cm"/>
    </style:style>
    <style:style style:name="gr3" style:family="graphic" style:parent-style-name="standard">
      <style:graphic-properties draw:stroke="solid"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5pt" style:font-size-asian="18pt" style:font-size-complex="18pt"/>
    </style:style>
    <style:style style:name="T1" style:family="text">
      <style:text-properties fo:font-size="10.5pt" fo:font-weight="bold" style:font-size-asian="18pt" style:font-weight-asian="bold"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2" draw:layer="layout" svg:width="9.5cm" svg:height="12cm" svg:x="4cm" svg:y="1.5cm">
          <text:p text:style-name="P1"><text:span text:style-name="T1">Monitored system</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8.5cm" svg:height="3.5cm" svg:x="4.5cm" svg:y="2.5cm">
          <text:p text:style-name="P1"><text:span text:style-name="T1">Applicatio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8.5cm" svg:height="3.5cm" svg:x="4.5cm" svg:y="6.5cm">
          <text:p text:style-name="P1"><text:span text:style-name="T1">Service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8.5cm" svg:height="2.5cm" svg:x="4.5cm" svg:y="10.5cm">
          <text:p text:style-name="P1"><text:span text:style-name="T1">Physical</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5cm" svg:height="1cm" svg:x="5.5cm" svg:y="11.5cm">
          <text:p text:style-name="P1"><text:span text:style-name="T1">OS</text:span></text:p>
          <text:p text:style-name="P1"><text:span text:style-name="T1">CPU/Mem/IO</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cm" svg:height="1cm" svg:x="5cm" svg:y="7.5cm">
          <text:p text:style-name="P1"><text:span text:style-name="T1">JVM</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cm" svg:height="1cm" svg:x="5cm" svg:y="8.5cm">
          <text:p text:style-name="P1"><text:span text:style-name="T1">DB</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5cm" svg:height="1cm" svg:x="7.5cm" svg:y="7.5cm">
          <text:p text:style-name="P1"><text:span text:style-name="T1">Application</text:span></text:p>
          <text:p text:style-name="P1"><text:span text:style-name="T1">Ser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5cm" svg:height="1cm" svg:x="7.5cm" svg:y="8.5cm">
          <text:p text:style-name="P1"><text:span text:style-name="T1">Web</text:span></text:p>
          <text:p text:style-name="P1"><text:span text:style-name="T1">Contain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5cm" svg:height="1cm" svg:x="9.5cm" svg:y="11.5cm">
          <text:p text:style-name="P1"><text:span text:style-name="T1">Ne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cm" svg:height="1cm" svg:x="10.5cm" svg:y="7.5cm">
          <text:p text:style-name="P1"><text:span text:style-name="T1">JMS</text:span></text:p>
          <text:p text:style-name="P1"><text:span text:style-name="T1">Brok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5cm" svg:height="1cm" svg:x="5cm" svg:y="3.5cm">
          <text:p text:style-name="P1"><text:span text:style-name="T1">Health </text:span></text:p>
          <text:p text:style-name="P1"><text:span text:style-name="T1">Check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5cm" svg:height="1cm" svg:x="7.5cm" svg:y="3.5cm">
          <text:p text:style-name="P1"><text:span text:style-name="T1">Interface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5cm" svg:height="1cm" svg:x="10cm" svg:y="3.5cm">
          <text:p text:style-name="P1"><text:span text:style-name="T1">Presen-</text:span></text:p>
          <text:p text:style-name="P1"><text:span text:style-name="T1">tation ti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Groty_20_strzałek_20_3" draw:display-name="Groty strzałek 3" svg:viewBox="0 0 1013 1130" svg:d="m1009 1050-449-1008-22-30-29-12-34 12-21 26-449 1012-5 13v8l5 21 12 21 17 13 21 4h903l21-4 21-13 9-21 4-21v-8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